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font-weight="bold" style:font-weight-asian="bold" style:font-weight-complex="bold"/>
    </style:style>
    <style:style style:name="P3" style:family="paragraph" style:parent-style-name="Standard" style:list-style-name="L2">
      <style:text-properties fo:font-weight="bold" style:font-weight-asian="bold" style:font-weight-complex="bold"/>
    </style:style>
    <style:style style:name="P4" style:family="paragraph" style:parent-style-name="Standard" style:list-style-name="L1">
      <style:text-properties fo:font-style="italic" style:font-style-asian="italic" style:font-style-complex="italic"/>
    </style:style>
    <style:style style:name="P5" style:family="paragraph" style:parent-style-name="Standard" style:list-style-name="L2">
      <style:text-properties fo:font-style="italic" style:font-style-asian="italic" style:font-style-complex="italic"/>
    </style:style>
    <style:style style:name="P6" style:family="paragraph" style:parent-style-name="Standard" style:list-style-name="L1">
      <style:text-properties fo:font-style="italic" fo:font-weight="normal" style:font-style-asian="italic" style:font-weight-asian="normal" style:font-style-complex="italic" style:font-weight-complex="normal"/>
    </style:style>
    <style:style style:name="P7" style:family="paragraph" style:parent-style-name="Standard" style:list-style-name="L2">
      <style:text-properties fo:font-style="italic" fo:font-weight="normal" style:font-style-asian="italic" style:font-weight-asian="normal" style:font-style-complex="italic" style:font-weight-complex="normal"/>
    </style:style>
    <style:style style:name="P8" style:family="paragraph" style:parent-style-name="Standard" style:list-style-name="L2"/>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O</text:p>
      <text:list xml:id="list1961828739" text:style-name="L1">
        <text:list-item>
          <text:p text:style-name="P2">animate (xmlfilename, state)</text:p>
          <text:p text:style-name="P4">Writes an animated portable network graphic file to disk. </text:p>
          <text:p text:style-name="P4">xmlfilename = (string) the name of the XML document containing information on number of frames, number of plays, PNG filenames, and the length of time each frame is displayed.</text:p>
          <text:p text:style-name="P1"/>
        </text:list-item>
        <text:list-item>
          <text:p text:style-name="P2">suspend (apngfilename, state)</text:p>
          <text:p text:style-name="P4">Writes a series of portable network graphic files to disk, along with an XML document. These image files are the individual frames of the APNG file in the parameter, and the XML document contains information on the number of frames, number of plays, PNG filenames, and length of time each frame is displayed.</text:p>
          <text:p text:style-name="P4">apngfilename = (string) the name of the animated portable network graphic to be broken into individual frames. <text:s/>This will be used as the base file name for the PNGs and the XML document. For PNG frames, it will be suffixed by the frame number. <text:s/>E.g., if apngfilename is “ball”, the XML file will be written to ball.xml, and the frames will be written to ball1.png, ball2.png, et cetera.</text:p>
          <text:p text:style-name="P4"/>
        </text:list-item>
        <text:list-item>
          <text:p text:style-name="P2">writeFiles (filelist, state)</text:p>
          <text:p text:style-name="P6">Helper function for suspend. Writes PNG files to disk.</text:p>
          <text:p text:style-name="P6">filelist = list of mv (filename filedata).</text:p>
        </text:list-item>
      </text:list>
      <text:p text:style-name="Standard"/>
      <text:p text:style-name="Standard">XMLUtils</text:p>
      <text:list xml:id="list1720657618" text:style-name="L2">
        <text:list-item>
          <text:p text:style-name="P3">parseXML (domXML)</text:p>
          <text:p text:style-name="P5">Parses XML data and delivers the number of frames, number of plays, and a list of filenames with their corresponding time length.</text:p>
          <text:p text:style-name="P5">domXML = XML data as a document object model</text:p>
          <text:p text:style-name="P8"/>
        </text:list-item>
        <text:list-item>
          <text:p text:style-name="P3">getFrames (framelist)</text:p>
          <text:p text:style-name="P5">Delivers frame data for the files included in framelist.</text:p>
          <text:p text:style-name="P5">framelist = list of the filenames from which data will be retrieved.</text:p>
          <text:p text:style-name="P8"/>
        </text:list-item>
        <text:list-item>
          <text:p text:style-name="P3">writeXML (numPlays, numFrames, framedata)</text:p>
          <text:p text:style-name="P5">Delivers a string that is an XML document containing the information for an APNG file.</text:p>
          <text:p text:style-name="P5">numPlays = the number of times the animation will play.</text:p>
          <text:p text:style-name="P5">numFrames = the total number of frames that make up the animation.</text:p>
          <text:p text:style-name="P5">framedata = a list of mv (PNG filename (frame), corresponding time length). </text:p>
          <text:p text:style-name="P8"/>
        </text:list-item>
        <text:list-item>
          <text:p text:style-name="P3">writeFrames (frameData)</text:p>
          <text:p text:style-name="P7">Delivers a list of filenames with their time lengths for APNG frame data.</text:p>
          <text:p text:style-name="P7">FrameData = APNG file da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ye </meta:initial-creator>
    <meta:creation-date>2011-02-20T08:18:29</meta:creation-date>
    <dc:date>2011-02-21T16:38:34</dc:date>
    <dc:creator>Colby Russell</dc:creator>
    <meta:editing-duration>PT00H34M26S</meta:editing-duration>
    <meta:editing-cycles>3</meta:editing-cycles>
    <meta:generator>OpenOffice.org/3.2$Linux OpenOffice.org_project/320m12$Build-9483</meta:generator>
    <meta:document-statistic meta:table-count="0" meta:image-count="0" meta:object-count="0" meta:page-count="1" meta:paragraph-count="25" meta:word-count="339" meta:character-count="1922"/>
  </office:meta>
</office:document-meta>
</file>